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3E830000697B00004F1D91AE2BCC.wmf" manifest:media-type=""/>
  <manifest:file-entry manifest:full-path="Pictures/20002EE30000697B00004F1DE4F16369.wmf" manifest:media-type=""/>
  <manifest:file-entry manifest:full-path="Pictures/200000CC0000697B00004F1D9030D67C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076cm" draw:textarea-horizontal-align="center" draw:textarea-vertical-align="middl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401cm" svg:height="3.285cm" svg:x="0.617cm" svg:y="1.042cm">
          <draw:image xlink:href="Pictures/200000CC0000697B00004F1D9030D67C.wmf" xlink:type="simple" xlink:show="embed" xlink:actuate="onLoad">
            <text:p/>
          </draw:image>
        </draw:frame>
        <draw:line draw:style-name="gr2" draw:text-style-name="P1" draw:layer="layout" svg:x1="0.593cm" svg:y1="2.583cm" svg:x2="5.376cm" svg:y2="2.583cm">
          <text:p/>
        </draw:line>
        <draw:line draw:style-name="gr2" draw:text-style-name="P1" draw:layer="layout" svg:x1="6.148cm" svg:y1="2.582cm" svg:x2="7.717cm" svg:y2="2.582cm">
          <text:p/>
        </draw:line>
        <draw:line draw:style-name="gr2" draw:text-style-name="P1" draw:layer="layout" svg:x1="6.596cm" svg:y1="0.639cm" svg:x2="6.596cm" svg:y2="4.254cm">
          <text:p/>
        </draw:line>
        <draw:line draw:style-name="gr3" draw:text-style-name="P1" draw:layer="layout" svg:x1="3.363cm" svg:y1="2.554cm" svg:x2="3.363cm" svg:y2="1.551cm">
          <text:p/>
        </draw:line>
        <draw:line draw:style-name="gr3" draw:text-style-name="P1" xml:id="id6" draw:id="id6" draw:layer="layout" svg:x1="3.369cm" svg:y1="1.571cm" svg:x2="6.761cm" svg:y2="1.571cm">
          <text:p/>
        </draw:line>
        <draw:line draw:style-name="gr3" draw:text-style-name="P1" draw:layer="layout" svg:x1="4.138cm" svg:y1="2.584cm" svg:x2="4.138cm" svg:y2="1.246cm">
          <text:p/>
        </draw:line>
        <draw:line draw:style-name="gr3" draw:text-style-name="P1" xml:id="id8" draw:id="id8" draw:layer="layout" svg:x1="4.155cm" svg:y1="1.26cm" svg:x2="6.859cm" svg:y2="1.26cm">
          <text:p/>
        </draw:line>
        <draw:frame draw:style-name="gr1" draw:text-style-name="P1" draw:layer="layout" svg:width="1.46cm" svg:height="3.301cm" svg:x="5.858cm" svg:y="1.062cm">
          <draw:image xlink:href="Pictures/20002EE30000697B00004F1DE4F16369.wmf" xlink:type="simple" xlink:show="embed" xlink:actuate="onLoad">
            <text:p/>
          </draw:image>
          <draw:glue-point draw:id="4" svg:x="1.054cm" svg:y="-0.396cm"/>
          <draw:glue-point draw:id="5" svg:x="1.801cm" svg:y="-0.396cm"/>
        </draw:frame>
        <draw:frame draw:style-name="gr1" draw:text-style-name="P1" draw:layer="layout" svg:width="4.594cm" svg:height="1.496cm" svg:x="0.449cm" svg:y="1.842cm">
          <draw:image xlink:href="Pictures/20003E830000697B00004F1D91AE2BCC.wmf" xlink:type="simple" xlink:show="embed" xlink:actuate="onLoad">
            <text:p/>
          </draw:image>
          <draw:glue-point draw:id="4" svg:x="2.246cm" svg:y="-0.02cm"/>
          <draw:glue-point draw:id="5" svg:x="4.026cm" svg:y="-0.06cm"/>
        </draw:frame>
        <draw:line draw:style-name="gr3" draw:text-style-name="P1" xml:id="id2" draw:id="id2" draw:layer="layout" svg:x1="6.761cm" svg:y1="1.619cm" svg:x2="6.761cm" svg:y2="2.579cm">
          <text:p/>
        </draw:line>
        <draw:line draw:style-name="gr3" draw:text-style-name="P1" xml:id="id4" draw:id="id4" draw:layer="layout" svg:x1="6.87cm" svg:y1="1.27cm" svg:x2="6.87cm" svg:y2="2.616cm">
          <text:p/>
        </draw:line>
        <draw:line draw:style-name="gr2" draw:text-style-name="P1" draw:layer="layout" svg:x1="3.365cm" svg:y1="2.427cm" svg:x2="3.892cm" svg:y2="2.427cm">
          <text:p/>
        </draw:line>
        <draw:line draw:style-name="gr4" draw:text-style-name="P1" draw:layer="layout" svg:x1="3.792cm" svg:y1="2.205cm" svg:x2="3.792cm" svg:y2="2.423cm">
          <text:p/>
        </draw:line>
        <draw:line draw:style-name="gr2" draw:text-style-name="P1" draw:layer="layout" svg:x1="4.151cm" svg:y1="2.325cm" svg:x2="4.678cm" svg:y2="2.325cm">
          <text:p/>
        </draw:line>
        <draw:line draw:style-name="gr4" draw:text-style-name="P1" draw:layer="layout" svg:x1="4.598cm" svg:y1="2.106cm" svg:x2="4.598cm" svg:y2="2.324cm">
          <text:p/>
        </draw:line>
        <draw:connector draw:style-name="gr4" draw:text-style-name="P1" draw:layer="layout" draw:type="curve" svg:x1="3.782cm" svg:y1="3.781cm" svg:x2="3.777cm" svg:y2="2.587cm" svg:d="M3782 3781c0-895-5-299-5-1194" svg:viewBox="0 0 6 1195">
          <text:p/>
        </draw:connector>
        <draw:connector draw:style-name="gr4" draw:text-style-name="P1" draw:layer="layout" draw:type="curve" svg:x1="4.591cm" svg:y1="3.578cm" svg:x2="4.595cm" svg:y2="2.581cm" svg:d="M4591 3578c0-747 4-249 4-997" svg:viewBox="0 0 5 998">
          <text:p/>
        </draw:connector>
        <draw:connector draw:style-name="gr4" draw:text-style-name="P1" draw:layer="layout" draw:type="curve" svg:x1="7.196cm" svg:y1="3.821cm" svg:x2="6.761cm" svg:y2="2.579cm" draw:start-shape="id1" draw:start-glue-point="0" draw:end-shape="id2" draw:end-glue-point="2" svg:d="M7196 3821c0-930-435-309-435-1242" svg:viewBox="0 0 436 1243">
          <text:p/>
        </draw:connector>
        <draw:connector draw:style-name="gr4" draw:text-style-name="P1" draw:layer="layout" draw:type="curve" svg:x1="7.553cm" svg:y1="3.309cm" svg:x2="6.87cm" svg:y2="2.616cm" draw:start-shape="id3" draw:start-glue-point="3" draw:end-shape="id4" draw:end-glue-point="2" svg:d="M7553 3309c-456 0-683-231-683-693" svg:viewBox="0 0 684 694">
          <text:p/>
        </draw:connector>
        <draw:connector draw:style-name="gr4" draw:text-style-name="P1" draw:layer="layout" draw:type="curve" svg:x1="2.666cm" svg:y1="1.187cm" svg:x2="3.369cm" svg:y2="1.571cm" draw:start-shape="id5" draw:start-glue-point="1" draw:end-shape="id6" draw:end-glue-point="3" svg:d="M2666 1187c469 0 703 128 703 384" svg:viewBox="0 0 704 385">
          <text:p/>
        </draw:connector>
        <draw:connector draw:style-name="gr4" draw:text-style-name="P1" draw:layer="layout" draw:type="curve" svg:x1="4.867cm" svg:y1="0.528cm" svg:x2="4.155cm" svg:y2="1.26cm" draw:start-shape="id7" draw:start-glue-point="3" draw:end-shape="id8" draw:end-glue-point="3" svg:d="M4867 528c-475 0-712 244-712 732" svg:viewBox="0 0 713 733">
          <text:p/>
        </draw:connector>
        <draw:line draw:style-name="gr4" draw:text-style-name="P1" draw:layer="layout" svg:x1="6.689cm" svg:y1="2.133cm" svg:x2="6.696cm" svg:y2="2.022cm">
          <text:p/>
        </draw:line>
        <draw:line draw:style-name="gr4" draw:text-style-name="P1" draw:layer="layout" svg:x1="6.527cm" svg:y1="2.042cm" svg:x2="6.52cm" svg:y2="2.152cm">
          <text:p/>
        </draw:line>
        <draw:g>
          <svg:title>TexMaths</svg:title>
          <svg:desc>12§inline§\varphi§svg§600§FALSE</svg:desc>
          <draw:polygon draw:style-name="gr5" draw:layer="layout" svg:width="0.276cm" svg:height="0.265cm" svg:x="3.702cm" svg:y="0.76cm" svg:viewBox="0 0 277 266" draw:points="138,266 0,266 0,0 277,0 277,266">
            <text:p/>
          </draw:polygon>
          <draw:path draw:style-name="gr6" draw:layer="layout" svg:width="0.24cm" svg:height="0.279cm" svg:x="3.724cm" svg:y="0.755cm" svg:viewBox="0 0 241 280" svg:d="M50 260c-1 6-1 6-1 8 0 10 7 12 12 12 3 0 11-1 16-11 1-3 3-18 14-78 4 1 7 1 15 1 70 0 135-67 135-133 0-34-17-59-48-59-62 0-87 82-113 165-45-9-69-33-69-63 0-12 9-59 36-88 2-3 2-4 2-6 0-1 0-3-5-3-12 0-44 61-44 102 0 40 28 71 73 82zM109 167c-3 0-3 0-7 0-5 0-6 0-6-1s7-40 8-46c14-55 47-96 84-96 30 0 41 24 41 43 0 48-54 100-120 100z">
            <text:p/>
          </draw:path>
        </draw:g>
        <draw:g xml:id="id5" draw:id="id5">
          <svg:title>TexMaths</svg:title>
          <svg:desc>12§inline§\varphi_1§svg§600§FALSE</svg:desc>
          <draw:polygon draw:style-name="gr5" draw:layer="layout" svg:width="0.444cm" svg:height="0.265cm" svg:x="2.221cm" svg:y="1.052cm" svg:viewBox="0 0 445 266" draw:points="223,266 0,266 0,0 445,0 445,266">
            <text:p/>
          </draw:polygon>
          <draw:path draw:style-name="gr6" draw:layer="layout" svg:width="0.24cm" svg:height="0.279cm" svg:x="2.243cm" svg:y="1.047cm" svg:viewBox="0 0 241 280" svg:d="M50 260c-1 6-1 6-1 8 0 10 7 12 12 12 3 0 11-1 16-11 1-3 3-18 14-78 4 1 7 1 15 1 70 0 135-67 135-133 0-34-17-59-48-59-62 0-87 82-113 165-45-9-69-33-69-63 0-12 9-59 36-88 2-3 2-4 2-6 0-1 0-3-5-3-12 0-44 61-44 102 0 40 28 71 73 82zM109 167c-3 0-3 0-7 0-5 0-6 0-6-1s7-40 8-46c14-55 47-96 84-96 30 0 41 24 41 43 0 48-54 100-120 100z">
            <text:p/>
          </draw:path>
          <draw:path draw:style-name="gr6" draw:layer="layout" svg:width="0.108cm" svg:height="0.196cm" svg:x="2.529cm" svg:y="1.101cm" svg:viewBox="0 0 109 197" svg:d="M67 8c0-8 0-8-8-8-19 19-47 19-59 19v11c7 0 26 0 43-8v151c0 10 0 13-30 13h-11v11c5 0 42-1 53-1 10 0 47 1 54 1v-11h-12c-30 0-30-3-30-13z">
            <text:p/>
          </draw:path>
        </draw:g>
        <draw:g xml:id="id7" draw:id="id7">
          <svg:title>TexMaths</svg:title>
          <svg:desc>12§inline§\varphi_2§svg§600§FALSE</svg:desc>
          <draw:polygon draw:style-name="gr5" draw:layer="layout" svg:width="0.444cm" svg:height="0.265cm" svg:x="4.867cm" svg:y="0.393cm" svg:viewBox="0 0 445 266" draw:points="223,266 0,266 0,0 445,0 445,266">
            <text:p/>
          </draw:polygon>
          <draw:path draw:style-name="gr6" draw:layer="layout" svg:width="0.24cm" svg:height="0.279cm" svg:x="4.889cm" svg:y="0.388cm" svg:viewBox="0 0 241 280" svg:d="M50 260c-1 6-1 6-1 8 0 10 7 12 12 12 3 0 11-1 16-11 1-3 3-18 14-78 4 1 7 1 15 1 70 0 135-67 135-133 0-34-17-59-48-59-62 0-87 82-113 165-45-9-69-33-69-63 0-12 9-59 36-88 2-3 2-4 2-6 0-1 0-3-5-3-12 0-44 61-44 102 0 40 28 71 73 82zM109 167c-3 0-3 0-7 0-5 0-6 0-6-1s7-40 8-46c14-55 47-96 84-96 30 0 41 24 41 43 0 48-54 100-120 100z">
            <text:p/>
          </draw:path>
          <draw:path draw:style-name="gr6" draw:layer="layout" svg:width="0.131cm" svg:height="0.196cm" svg:x="5.161cm" svg:y="0.442cm" svg:viewBox="0 0 132 197" svg:d="M132 143h-11c0 7-3 24-7 28-2 1-25 1-30 1h-54c31-28 41-36 59-49 23-18 43-36 43-65 0-36-32-58-70-58-37 0-62 26-62 53 0 15 13 17 16 17 7 0 15-5 15-16 0-5-1-16-17-16 9-21 29-27 44-27 30 0 45 23 45 47 0 26-19 47-29 57l-72 71c-2 3-2 3-2 11h122z">
            <text:p/>
          </draw:path>
        </draw:g>
        <draw:g>
          <svg:title>TexMaths</svg:title>
          <svg:desc>12§inline§\varphi§svg§600§FALSE</svg:desc>
          <draw:polygon draw:style-name="gr5" draw:layer="layout" svg:width="0.276cm" svg:height="0.265cm" svg:x="6.472cm" svg:y="0.307cm" svg:viewBox="0 0 277 266" draw:points="138,266 0,266 0,0 277,0 277,266">
            <text:p/>
          </draw:polygon>
          <draw:path draw:style-name="gr6" draw:layer="layout" svg:width="0.24cm" svg:height="0.279cm" svg:x="6.494cm" svg:y="0.302cm" svg:viewBox="0 0 241 280" svg:d="M50 260c-1 6-1 6-1 8 0 10 7 12 12 12 3 0 11-1 16-11 1-3 3-18 14-78 4 1 7 1 15 1 70 0 135-67 135-133 0-34-17-59-48-59-62 0-87 82-113 165-45-9-69-33-69-63 0-12 9-59 36-88 2-3 2-4 2-6 0-1 0-3-5-3-12 0-44 61-44 102 0 40 28 71 73 82zM109 167c-3 0-3 0-7 0-5 0-6 0-6-1s7-40 8-46c14-55 47-96 84-96 30 0 41 24 41 43 0 48-54 100-120 100z">
            <text:p/>
          </draw:path>
        </draw:g>
        <draw:g>
          <svg:title>TexMaths</svg:title>
          <svg:desc>12§inline§i_\varphi§svg§600§FALSE</svg:desc>
          <draw:polygon draw:style-name="gr5" draw:layer="layout" svg:width="0.367cm" svg:height="0.399cm" svg:x="1.843cm" svg:y="3.056cm" svg:viewBox="0 0 368 400" draw:points="183,400 0,400 0,0 368,0 368,400">
            <text:p/>
          </draw:polygon>
          <draw:path draw:style-name="gr6" draw:layer="layout" svg:width="0.112cm" svg:height="0.283cm" svg:x="1.855cm" svg:y="3.055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8 27-22 52-43 52-8 0-11-4-11-13 0-11 3-17 13-44z">
            <text:p/>
          </draw:path>
          <draw:path draw:style-name="gr6" draw:layer="layout" svg:width="0.185cm" svg:height="0.195cm" svg:x="2.008cm" svg:y="3.267cm" svg:viewBox="0 0 186 196" svg:d="M73 133c4 1 7 1 11 1 53 0 102-44 102-91 0-26-16-43-39-43-42 0-63 53-71 74-4 11-10 33-12 38-33-4-53-20-53-41 0 0 1-34 25-60 2-3 2-4 2-5 0-4-3-4-4-4-3 0-4 0-10 8-17 20-24 51-24 63 0 27 19 49 58 58-15 47-17 51-17 55 0 7 7 10 11 10 2 0 8-3 10-8 3-4 5-19 11-55zM77 114c6-35 8-48 22-67 14-18 29-27 45-27 20 0 31 14 31 29 0 30-37 65-89 65-2 0-6 0-9 0z">
            <text:p/>
          </draw:path>
        </draw:g>
        <draw:g>
          <svg:title>TexMaths</svg:title>
          <svg:desc>12§display§t_1§svg§600§FALSE</svg:desc>
          <draw:polygon draw:style-name="gr5" draw:layer="layout" svg:width="0.321cm" svg:height="0.323cm" svg:x="3.239cm" svg:y="2.707cm" svg:viewBox="0 0 322 324" draw:points="161,324 0,324 0,0 322,0 322,324">
            <text:p/>
          </draw:polygon>
          <draw:path draw:style-name="gr6" draw:layer="layout" svg:width="0.13cm" svg:height="0.269cm" svg:x="3.249cm" svg:y="2.702cm" svg:viewBox="0 0 131 270" svg:d="M78 96h40c8 0 13 0 13-8 0-5-5-5-12-5h-37c15-60 17-69 17-71 0-7-5-12-12-12-2 0-14 0-17 16l-17 67h-40c-8 0-13 0-13 8 0 5 4 5 12 5h37c-30 120-32 127-32 135 0 22 17 39 39 39 44 0 68-62 68-65 0-4-4-4-5-4-4 0-5 1-6 6-19 44-41 54-55 54-10 0-14-5-14-20 0-10 0-13 3-20z">
            <text:p/>
          </draw:path>
          <draw:path draw:style-name="gr6" draw:layer="layout" svg:width="0.108cm" svg:height="0.196cm" svg:x="3.424cm" svg:y="2.834cm" svg:viewBox="0 0 109 197" svg:d="M67 8c0-8 0-8-8-8-19 19-47 19-59 19v11c7 0 26 0 43-8v151c0 10 0 13-30 13h-11v11c5 0 42-1 53-1 10 0 47 1 54 1v-11h-12c-30 0-30-3-30-13z">
            <text:p/>
          </draw:path>
        </draw:g>
        <draw:g>
          <svg:title>TexMaths</svg:title>
          <svg:desc>12§inline§t_2§svg§600§FALSE</svg:desc>
          <draw:polygon draw:style-name="gr5" draw:layer="layout" svg:width="0.321cm" svg:height="0.323cm" svg:x="4.157cm" svg:y="2.695cm" svg:viewBox="0 0 322 324" draw:points="161,324 0,324 0,0 322,0 322,324">
            <text:p/>
          </draw:polygon>
          <draw:path draw:style-name="gr6" draw:layer="layout" svg:width="0.13cm" svg:height="0.269cm" svg:x="4.167cm" svg:y="2.69cm" svg:viewBox="0 0 131 270" svg:d="M78 96h40c8 0 13 0 13-8 0-5-5-5-12-5h-37c15-60 17-69 17-71 0-7-5-12-12-12-2 0-14 0-17 16l-17 67h-40c-8 0-13 0-13 8 0 5 4 5 12 5h37c-30 120-32 127-32 135 0 22 17 39 39 39 44 0 68-62 68-65 0-4-4-4-5-4-4 0-5 1-6 6-19 44-41 54-55 54-10 0-14-5-14-20 0-10 0-13 3-20z">
            <text:p/>
          </draw:path>
          <draw:path draw:style-name="gr6" draw:layer="layout" svg:width="0.131cm" svg:height="0.196cm" svg:x="4.328cm" svg:y="2.822cm" svg:viewBox="0 0 132 197" svg:d="M132 143h-11c0 7-3 24-7 28-2 1-25 1-30 1h-54c31-28 41-36 59-50 23-18 43-36 43-64 0-36-32-58-70-58-37 0-62 26-62 53 0 15 13 17 16 17 7 0 15-5 15-16 0-5-1-16-17-16 9-21 29-27 44-27 30 0 45 23 45 47 0 26-19 46-29 57l-72 71c-2 3-2 3-2 11h123z">
            <text:p/>
          </draw:path>
        </draw:g>
        <draw:g>
          <svg:title>TexMaths</svg:title>
          <svg:desc>12§display§i_1§svg§600§FALSE</svg:desc>
          <draw:polygon draw:style-name="gr5" draw:layer="layout" svg:width="0.313cm" svg:height="0.342cm" svg:x="3.658cm" svg:y="3.92cm" svg:viewBox="0 0 314 343" draw:points="157,343 0,343 0,0 314,0 314,343">
            <text:p/>
          </draw:polygon>
          <draw:path draw:style-name="gr6" draw:layer="layout" svg:width="0.112cm" svg:height="0.283cm" svg:x="3.67cm" svg:y="3.919cm" svg:viewBox="0 0 113 284" svg:d="M109 16c0-9-6-16-17-16s-22 11-22 23c0 7 6 14 16 14s23-9 23-21zM77 174c4-12 4-13 8-24 4-9 6-15 6-23 0-19-13-35-35-35-40 0-56 61-56 66 0 4 5 4 5 4 5 0 5-1 7-7 12-40 29-53 43-53 4 0 11 0 11 13 0 10-4 18-5 23-3 11-23 60-30 78-3 11-9 25-9 33 0 21 14 35 34 35 41 0 57-61 57-65s-4-4-5-4c-5 0-5 1-7 8-8 26-22 51-43 51-8 0-11-3-11-13s3-16 13-43z">
            <text:p/>
          </draw:path>
          <draw:path draw:style-name="gr6" draw:layer="layout" svg:width="0.108cm" svg:height="0.196cm" svg:x="3.835cm" svg:y="4.065cm" svg:viewBox="0 0 109 197" svg:d="M67 8c0-8 0-8-8-8-19 19-47 19-59 19v11c7 0 26 0 43-8v151c0 9 0 13-30 13h-11v11c5 0 42-2 53-2 10 0 47 2 54 2v-11h-12c-30 0-30-4-30-13z">
            <text:p/>
          </draw:path>
        </draw:g>
        <draw:g>
          <svg:title>TexMaths</svg:title>
          <svg:desc>12§inline§i_2§svg§600§FALSE</svg:desc>
          <draw:polygon draw:style-name="gr5" draw:layer="layout" svg:width="0.313cm" svg:height="0.342cm" svg:x="4.442cm" svg:y="3.689cm" svg:viewBox="0 0 314 343" draw:points="157,343 0,343 0,0 314,0 314,343">
            <text:p/>
          </draw:polygon>
          <draw:path draw:style-name="gr6" draw:layer="layout" svg:width="0.112cm" svg:height="0.283cm" svg:x="4.454cm" svg:y="3.688cm" svg:viewBox="0 0 113 284" svg:d="M109 16c0-9-6-16-17-16s-22 11-22 23c0 7 6 14 16 14s23-9 23-21zM77 174c4-12 4-13 8-24 4-9 6-15 6-23 0-19-13-35-35-35-40 0-56 61-56 66 0 4 5 4 5 4 5 0 5-1 7-7 12-40 29-53 43-53 4 0 11 0 11 13 0 10-4 18-5 23-3 11-23 60-30 78-3 11-9 25-9 33 0 21 14 35 34 35 41 0 57-61 57-65s-4-4-5-4c-5 0-5 1-7 8-8 26-22 51-43 51-8 0-11-3-11-13s3-16 13-43z">
            <text:p/>
          </draw:path>
          <draw:path draw:style-name="gr6" draw:layer="layout" svg:width="0.131cm" svg:height="0.196cm" svg:x="4.606cm" svg:y="3.834cm" svg:viewBox="0 0 132 197" svg:d="M132 143h-11c0 7-4 24-7 27-3 1-25 1-30 1h-54c31-27 41-36 59-49 22-18 43-36 43-64 0-36-33-58-70-58s-62 26-62 53c0 15 13 17 16 17 7 0 15-5 15-16 0-5-1-16-17-16 9-21 29-27 44-27 29 0 45 23 45 47 0 26-19 46-29 57l-72 71c-2 2-2 2-2 11h122z">
            <text:p/>
          </draw:path>
        </draw:g>
        <draw:g xml:id="id1" draw:id="id1">
          <svg:title>TexMaths</svg:title>
          <svg:desc>12§display§i_1§svg§600§FALSE</svg:desc>
          <draw:polygon draw:style-name="gr5" draw:layer="layout" svg:width="0.313cm" svg:height="0.342cm" svg:x="7.039cm" svg:y="3.822cm" svg:viewBox="0 0 314 343" draw:points="157,343 0,343 0,0 314,0 314,343">
            <text:p/>
          </draw:polygon>
          <draw:path draw:style-name="gr6" draw:layer="layout" svg:width="0.112cm" svg:height="0.283cm" svg:x="7.051cm" svg:y="3.821cm" svg:viewBox="0 0 113 284" svg:d="M109 16c0-9-6-16-17-16s-22 11-22 23c0 7 6 14 16 14s23-9 23-21zM77 174c4-12 4-13 8-24 4-9 6-15 6-23 0-19-13-35-35-35-40 0-56 61-56 66 0 4 5 4 5 4 5 0 5-1 7-7 12-40 29-53 43-53 4 0 11 0 11 13 0 10-4 18-5 23-3 11-23 60-30 78-3 11-9 25-9 33 0 21 14 35 34 35 41 0 57-61 57-65s-4-4-5-4c-5 0-5 1-7 8-8 26-22 51-43 51-8 0-11-3-11-13s3-16 13-43z">
            <text:p/>
          </draw:path>
          <draw:path draw:style-name="gr6" draw:layer="layout" svg:width="0.108cm" svg:height="0.196cm" svg:x="7.216cm" svg:y="3.967cm" svg:viewBox="0 0 109 197" svg:d="M67 8c0-8 0-8-8-8-19 19-47 19-59 19v11c7 0 26 0 43-8v151c0 9 0 13-30 13h-11v11c5 0 42-2 53-2 10 0 47 2 54 2v-11h-12c-30 0-30-4-30-13z">
            <text:p/>
          </draw:path>
        </draw:g>
        <draw:g xml:id="id3" draw:id="id3">
          <svg:title>TexMaths</svg:title>
          <svg:desc>12§inline§i_2§svg§600§FALSE</svg:desc>
          <draw:polygon draw:style-name="gr5" draw:layer="layout" svg:width="0.313cm" svg:height="0.342cm" svg:x="7.553cm" svg:y="3.138cm" svg:viewBox="0 0 314 343" draw:points="157,343 0,343 0,0 314,0 314,343">
            <text:p/>
          </draw:polygon>
          <draw:path draw:style-name="gr6" draw:layer="layout" svg:width="0.112cm" svg:height="0.283cm" svg:x="7.565cm" svg:y="3.137cm" svg:viewBox="0 0 113 284" svg:d="M109 16c0-9-6-16-17-16s-22 11-22 23c0 7 6 14 16 14s23-9 23-21zM77 174c4-12 4-13 8-24 4-9 6-15 6-23 0-19-13-35-35-35-40 0-56 61-56 66 0 4 5 4 5 4 5 0 5-1 7-7 12-40 29-53 43-53 4 0 11 0 11 13 0 10-4 18-5 23-3 11-23 60-30 78-3 11-9 25-9 33 0 21 14 35 34 35 41 0 57-61 57-65s-4-4-5-4c-5 0-5 1-7 8-8 26-22 51-43 51-8 0-11-3-11-13s3-16 13-43z">
            <text:p/>
          </draw:path>
          <draw:path draw:style-name="gr6" draw:layer="layout" svg:width="0.131cm" svg:height="0.196cm" svg:x="7.717cm" svg:y="3.283cm" svg:viewBox="0 0 132 197" svg:d="M132 143h-11c0 7-4 24-7 27-3 1-25 1-30 1h-54c31-27 41-36 59-49 22-18 43-36 43-64 0-36-33-58-70-58s-62 26-62 53c0 15 13 17 16 17 7 0 15-5 15-16 0-5-1-16-17-16 9-21 29-27 44-27 29 0 45 23 45 47 0 26-19 46-29 57l-72 71c-2 2-2 2-2 11h122z">
            <text:p/>
          </draw:path>
        </draw:g>
        <draw:g>
          <svg:title>TexMaths</svg:title>
          <svg:desc>12§inline§i§svg§600§FALSE</svg:desc>
          <draw:polygon draw:style-name="gr5" draw:layer="layout" svg:width="0.145cm" svg:height="0.278cm" svg:x="7.822cm" svg:y="2.444cm" svg:viewBox="0 0 146 279" draw:points="73,279 0,279 0,0 146,0 146,279">
            <text:p/>
          </draw:polygon>
          <draw:path draw:style-name="gr6" draw:layer="layout" svg:width="0.111cm" svg:height="0.283cm" svg:x="7.834cm" svg:y="2.443cm" svg:viewBox="0 0 112 284" svg:d="M109 16c0-9-6-16-17-16s-23 11-23 23c0 7 6 14 17 14 10 0 23-9 23-21zM77 174c4-12 4-13 8-24 4-9 6-15 6-23 0-19-13-35-35-35-40 0-56 61-56 66 0 4 5 4 5 4 5 0 5-1 7-7 12-40 29-53 43-53 4 0 11 0 11 13 0 10-4 18-5 23-4 11-23 60-30 78-3 10-9 25-9 33 0 21 14 35 34 35 41 0 56-61 56-65 0-5-3-5-4-5-5 0-5 2-7 9-8 26-22 51-44 51-7 0-10-3-10-13 0-11 3-17 13-43z">
            <text:p/>
          </draw:path>
        </draw:g>
        <draw:g>
          <svg:title>TexMaths</svg:title>
          <svg:desc>12§inline§t§svg§600§FALSE</svg:desc>
          <draw:polygon draw:style-name="gr5" draw:layer="layout" svg:width="0.153cm" svg:height="0.259cm" svg:x="5.455cm" svg:y="2.456cm" svg:viewBox="0 0 154 260" draw:points="77,260 0,260 0,0 154,0 154,260">
            <text:p/>
          </draw:polygon>
          <draw:path draw:style-name="gr6" draw:layer="layout" svg:width="0.13cm" svg:height="0.269cm" svg:x="5.465cm" svg:y="2.451cm" svg:viewBox="0 0 131 270" svg:d="M78 96h40c8 0 13 0 13-8 0-5-5-5-12-5h-37c15-60 17-69 17-71 0-7-5-12-12-12-2 0-14 0-17 16l-17 67h-40c-8 0-13 0-13 8 0 5 4 5 12 5h37c-30 120-32 127-32 134 0 23 17 40 40 40 43 0 67-62 67-65 0-5-4-5-5-5-3 0-5 2-6 6-19 45-41 54-55 54-10 0-13-4-13-19 0-11 0-13 2-2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lid khan</meta:initial-creator>
    <meta:creation-date>2011-02-25T16:05:46</meta:creation-date>
    <dc:date>2015-10-02T15:18:54.766659551</dc:date>
    <dc:creator>khalid </dc:creator>
    <meta:editing-duration>PT5H49M30S</meta:editing-duration>
    <meta:editing-cycles>22</meta:editing-cycles>
    <meta:generator>LibreOffice/4.2.6.3$Linux_x86 LibreOffice_project/420m0$Build-3</meta:generator>
    <meta:document-statistic meta:object-count="72"/>
  </office:meta>
</office:document-meta>
</file>